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134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07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34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584cm" fo:min-width="0.53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76cm" fo:min-width="0.599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84cm" fo:min-width="0.534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5cm" fo:min-width="8.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8.4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3.6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3cm" fo:min-width="2.2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0.6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5.2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5.2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5cm" fo:min-width="7.0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2.25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00" draw:textarea-horizontal-align="justify" draw:textarea-vertical-align="middle" draw:auto-grow-height="false" fo:min-height="0.034cm" fo:min-width="0cm"/>
    </style:style>
    <style:style style:name="gr31" style:family="graphic" style:parent-style-name="standard">
      <style:graphic-properties draw:fill="solid" draw:fill-color="#00a933" draw:textarea-horizontal-align="justify" draw:textarea-vertical-align="middle" draw:auto-grow-height="false" fo:min-height="0.034cm" fo:min-width="0cm"/>
    </style:style>
    <style:style style:name="gr32" style:family="graphic" style:parent-style-name="standard">
      <style:graphic-properties draw:fill="solid" draw:fill-color="#2a6099" draw:textarea-horizontal-align="justify" draw:textarea-vertical-align="middle" draw:auto-grow-height="false" fo:min-height="0.034cm" fo:min-width="0cm"/>
    </style:style>
    <style:style style:name="gr33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stroke="none" svg:stroke-color="#000000" draw:fill="solid" draw:fill-color="#ffffff" fo:min-height="0.7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739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fo:min-height="0.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fo:min-height="5.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51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fo:min-height="0.3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fo:min-height="1.31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2.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fo:min-height="0.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ourier New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6.446cm" svg:y="2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1cm" svg:y="24.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962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2" draw:text-style-name="P2" draw:layer="layout" svg:width="1.38cm" svg:height="0.962cm" svg:x="1.4cm" svg:y="23.8cm">
          <draw:text-box>
            <text:p>IC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  <draw:custom-shape draw:style-name="gr13" draw:text-style-name="P1" draw:layer="layout" svg:width="2.8cm" svg:height="1.2cm" svg:x="1.2cm" svg:y="9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573cm" svg:height="1.2cm" svg:x="4.427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6cm" svg:height="1.2cm" svg:x="4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6cm" svg:height="1.2cm" svg:x="4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8cm" svg:height="1.2cm" svg:x="1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8cm" svg:height="1.2cm" svg:x="1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.8cm" svg:y1="1.8cm" svg:x2="6.6cm" svg:y2="1.8cm">
          <text:p/>
        </draw:line>
        <draw:line draw:style-name="gr16" draw:text-style-name="P1" draw:layer="layout" svg:x1="8cm" svg:y1="1.8cm" svg:x2="9.6cm" svg:y2="1.8cm">
          <text:p/>
        </draw:line>
        <draw:line draw:style-name="gr16" draw:text-style-name="P1" draw:layer="layout" svg:x1="8.2cm" svg:y1="3.4cm" svg:x2="9.8cm" svg:y2="3.4cm">
          <text:p/>
        </draw:line>
        <draw:line draw:style-name="gr16" draw:text-style-name="P1" draw:layer="layout" svg:x1="8.176cm" svg:y1="4.976cm" svg:x2="9.776cm" svg:y2="4.976cm">
          <text:p/>
        </draw:line>
        <draw:line draw:style-name="gr16" draw:text-style-name="P1" draw:layer="layout" svg:x1="8.024cm" svg:y1="6.576cm" svg:x2="9.624cm" svg:y2="6.576cm">
          <text:p/>
        </draw:line>
        <draw:line draw:style-name="gr16" draw:text-style-name="P1" draw:layer="layout" svg:x1="1.8cm" svg:y1="3.4cm" svg:x2="6.6cm" svg:y2="3.4cm">
          <text:p/>
        </draw:line>
        <draw:line draw:style-name="gr16" draw:text-style-name="P1" draw:layer="layout" svg:x1="1.735cm" svg:y1="4.976cm" svg:x2="6.535cm" svg:y2="4.976cm">
          <text:p/>
        </draw:line>
        <draw:line draw:style-name="gr16" draw:text-style-name="P1" draw:layer="layout" svg:x1="1.8cm" svg:y1="6.6cm" svg:x2="6.6cm" svg:y2="6.6cm">
          <text:p/>
        </draw:line>
        <draw:line draw:style-name="gr16" draw:text-style-name="P1" draw:layer="layout" svg:x1="1.8cm" svg:y1="8.2cm" svg:x2="3.4cm" svg:y2="8.2cm">
          <text:p/>
        </draw:line>
        <draw:line draw:style-name="gr16" draw:text-style-name="P1" draw:layer="layout" svg:x1="12.8cm" svg:y1="1.8cm" svg:x2="14.4cm" svg:y2="1.8cm">
          <text:p/>
        </draw:line>
        <draw:line draw:style-name="gr16" draw:text-style-name="P1" draw:layer="layout" svg:x1="12.8cm" svg:y1="3.4cm" svg:x2="14.4cm" svg:y2="3.4cm">
          <text:p/>
        </draw:line>
        <draw:line draw:style-name="gr16" draw:text-style-name="P1" draw:layer="layout" svg:x1="12.8cm" svg:y1="5cm" svg:x2="14.4cm" svg:y2="5cm">
          <text:p/>
        </draw:line>
        <draw:line draw:style-name="gr16" draw:text-style-name="P1" draw:layer="layout" svg:x1="12.8cm" svg:y1="6.6cm" svg:x2="14.4cm" svg:y2="6.6cm">
          <text:p/>
        </draw:line>
        <draw:custom-shape draw:style-name="gr17" draw:text-style-name="P1" draw:layer="layout" svg:width="1.2cm" svg:height="3cm" svg:x="18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3cm" svg:x="18.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273cm" svg:height="4.2cm" svg:x="15.4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4.2cm" svg:x="17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8.152cm" svg:y1="8.176cm" svg:x2="11.4cm" svg:y2="8.2cm">
          <text:p/>
        </draw:line>
        <draw:line draw:style-name="gr16" draw:text-style-name="P1" draw:layer="layout" svg:x1="12.8cm" svg:y1="8.2cm" svg:x2="14.4cm" svg:y2="8.2cm">
          <text:p/>
        </draw:line>
        <draw:line draw:style-name="gr16" draw:text-style-name="P1" draw:layer="layout" svg:x1="12.8cm" svg:y1="9.8cm" svg:x2="14.4cm" svg:y2="9.8cm">
          <text:p/>
        </draw:line>
        <draw:line draw:style-name="gr16" draw:text-style-name="P1" draw:layer="layout" svg:x1="12.8cm" svg:y1="11.2cm" svg:x2="14.4cm" svg:y2="11.2cm">
          <text:p/>
        </draw:line>
        <draw:line draw:style-name="gr16" draw:text-style-name="P1" draw:layer="layout" svg:x1="12.8cm" svg:y1="12.8cm" svg:x2="14.4cm" svg:y2="12.8cm">
          <text:p/>
        </draw:line>
        <draw:line draw:style-name="gr16" draw:text-style-name="P1" draw:layer="layout" svg:x1="8.152cm" svg:y1="9.776cm" svg:x2="11.4cm" svg:y2="9.8cm">
          <text:p/>
        </draw:line>
        <draw:line draw:style-name="gr16" draw:text-style-name="P1" draw:layer="layout" svg:x1="8.152cm" svg:y1="11.2cm" svg:x2="11.4cm" svg:y2="11.224cm">
          <text:p/>
        </draw:line>
        <draw:line draw:style-name="gr16" draw:text-style-name="P1" draw:layer="layout" svg:x1="8cm" svg:y1="12.8cm" svg:x2="11.248cm" svg:y2="12.824cm">
          <text:p/>
        </draw:line>
        <draw:line draw:style-name="gr20" draw:text-style-name="P1" draw:layer="layout" svg:x1="16cm" svg:y1="1.8cm" svg:x2="16cm" svg:y2="3.4cm">
          <text:p/>
        </draw:line>
        <draw:line draw:style-name="gr20" draw:text-style-name="P1" draw:layer="layout" svg:x1="17.6cm" svg:y1="1.8cm" svg:x2="17.6cm" svg:y2="3.4cm">
          <text:p/>
        </draw:line>
        <draw:line draw:style-name="gr20" draw:text-style-name="P1" draw:layer="layout" svg:x1="19.2cm" svg:y1="11.2cm" svg:x2="19.2cm" svg:y2="12.8cm">
          <text:p/>
        </draw:line>
        <draw:custom-shape draw:style-name="gr21" draw:text-style-name="P1" draw:layer="layout" svg:width="9cm" svg:height="6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cm" svg:height="6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2cm" svg:height="6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8cm" svg:height="7.6cm" svg:x="15.4cm" svg:y="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cm" svg:height="6cm" svg:x="18.6cm" svg:y="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cm" svg:height="6cm" svg:x="18.6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8cm" svg:height="1.2cm" svg:x="1.2cm" svg:y="7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.8cm" svg:height="4.2cm" svg:x="1.2cm" svg:y="9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.6cm" svg:height="5.8cm" svg:x="7.4cm" svg:y="7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4.2cm" svg:x="15.4cm" svg:y="9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4cm" svg:height="0.4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3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3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3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4cm" svg:height="0.4cm" svg:x="17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1.577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15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17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9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9.46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9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9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4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0.982cm" svg:y="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5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5.85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7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7.451cm" svg:y="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4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2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2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4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2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4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5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5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7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7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9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7.905cm" svg:y="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9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9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4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2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2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14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4.736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6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5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7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1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8" draw:layer="layout" svg:width="1.6cm" svg:height="0.712cm" svg:x="6.8cm" svg:y="3.888cm">
          <draw:text-box>
            <text:p>SUM</text:p>
          </draw:text-box>
        </draw:frame>
        <draw:custom-shape draw:style-name="gr34" draw:text-style-name="P7" draw:layer="layout" svg:width="0.4cm" svg:height="0.4cm" svg:x="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3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6.317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4cm" svg:height="0.4cm" svg:x="6.36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2.248cm" svg:height="0.989cm" svg:x="1.4cm" svg:y="21.6cm">
          <draw:text-box>
            <text:p>Over</text:p>
          </draw:text-box>
        </draw:frame>
        <draw:custom-shape draw:style-name="gr32" draw:text-style-name="P5" draw:layer="layout" svg:width="0.4cm" svg:height="0.4cm" svg:x="10.984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.018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4cm" svg:height="0.4cm" svg:x="11cm" svg:y="12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6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6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6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cm" svg:height="0.4cm" svg:x="6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4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4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4cm" svg:height="0.4cm" svg:x="4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0" draw:layer="layout" svg:width="1.2cm" svg:height="0.56cm" svg:x="1.282cm" svg:y="2.332cm">
          <draw:text-box>
            <text:p text:style-name="P9"><text:span text:style-name="T1">x</text:span><text:span text:style-name="T1">1</text:span></text:p>
          </draw:text-box>
        </draw:frame>
        <draw:frame draw:style-name="gr37" draw:text-style-name="P10" draw:layer="layout" svg:width="1.2cm" svg:height="0.56cm" svg:x="2.751cm" svg:y="2.318cm">
          <draw:text-box>
            <text:p text:style-name="P9"><text:span text:style-name="T1">x</text:span><text:span text:style-name="T1">1</text:span></text:p>
          </draw:text-box>
        </draw:frame>
        <draw:frame draw:style-name="gr37" draw:text-style-name="P10" draw:layer="layout" svg:width="1.2cm" svg:height="0.56cm" svg:x="4.4cm" svg:y="2.4cm">
          <draw:text-box>
            <text:p text:style-name="P9"><text:span text:style-name="T1">x1</text:span><text:span text:style-name="T1">0</text:span></text:p>
          </draw:text-box>
        </draw:frame>
        <draw:frame draw:style-name="gr37" draw:text-style-name="P10" draw:layer="layout" svg:width="1.2cm" svg:height="0.56cm" svg:x="6cm" svg:y="2.4cm">
          <draw:text-box>
            <text:p text:style-name="P9"><text:span text:style-name="T1">S</text:span><text:span text:style-name="T1">J</text:span></text:p>
          </draw:text-box>
        </draw:frame>
        <draw:frame draw:style-name="gr37" draw:text-style-name="P10" draw:layer="layout" svg:width="1.2cm" svg:height="0.56cm" svg:x="8.2cm" svg:y="2.325cm">
          <draw:text-box>
            <text:p text:style-name="P9"><text:span text:style-name="T1">OUT</text:span></text:p>
          </draw:text-box>
        </draw:frame>
        <draw:frame draw:style-name="gr37" draw:text-style-name="P10" draw:layer="layout" svg:width="1.2cm" svg:height="0.56cm" svg:x="2cm" svg:y="7.24cm">
          <draw:text-box>
            <text:p text:style-name="P9"><text:span text:style-name="T1">0</text:span></text:p>
          </draw:text-box>
        </draw:frame>
        <draw:frame draw:style-name="gr37" draw:text-style-name="P10" draw:layer="layout" svg:width="1.2cm" svg:height="0.56cm" svg:x="4.4cm" svg:y="7.2cm">
          <draw:text-box>
            <text:p text:style-name="P9"><text:span text:style-name="T1">1</text:span></text:p>
          </draw:text-box>
        </draw:frame>
        <draw:frame draw:style-name="gr37" draw:text-style-name="P10" draw:layer="layout" svg:width="1.2cm" svg:height="0.56cm" svg:x="5.8cm" svg:y="7.2cm">
          <draw:text-box>
            <text:p text:style-name="P9"><text:span text:style-name="T1">10</text:span></text:p>
          </draw:text-box>
        </draw:frame>
        <draw:frame draw:style-name="gr35" draw:text-style-name="P8" draw:layer="layout" svg:width="2.4cm" svg:height="0.712cm" svg:x="11.6cm" svg:y="3.888cm">
          <draw:text-box>
            <text:p>INVERT</text:p>
          </draw:text-box>
        </draw:frame>
        <draw:frame draw:style-name="gr38" draw:text-style-name="P8" draw:layer="layout" svg:width="0.4cm" svg:height="5.689cm" svg:x="16.6cm" svg:y="2.4cm">
          <draw:text-box>
            <text:p>MULTIPLY</text:p>
          </draw:text-box>
        </draw:frame>
        <draw:frame draw:style-name="gr39" draw:text-style-name="P8" draw:layer="layout" svg:width="4.4cm" svg:height="0.712cm" svg:x="2cm" svg:y="10.088cm">
          <draw:text-box>
            <text:p>COEFFICIENT</text:p>
          </draw:text-box>
        </draw:frame>
        <draw:frame draw:style-name="gr40" draw:text-style-name="P8" draw:layer="layout" svg:width="3.954cm" svg:height="0.712cm" svg:x="9.978cm" svg:y="10.098cm">
          <draw:text-box>
            <text:p>INTEGRATE</text:p>
          </draw:text-box>
        </draw:frame>
        <draw:frame draw:style-name="gr41" draw:text-style-name="P8" draw:layer="layout" svg:width="0.6cm" svg:height="2.134cm" svg:x="19.6cm" svg:y="1.666cm">
          <draw:text-box>
            <text:p>EXP</text:p>
          </draw:text-box>
        </draw:frame>
        <draw:frame draw:style-name="gr41" draw:text-style-name="P8" draw:layer="layout" svg:width="0.6cm" svg:height="2.134cm" svg:x="19.6cm" svg:y="4.666cm">
          <draw:text-box>
            <text:p>LOG</text:p>
          </draw:text-box>
        </draw:frame>
        <draw:frame draw:style-name="gr42" draw:text-style-name="P8" draw:layer="layout" svg:width="0.6cm" svg:height="2.845cm" svg:x="16.583cm" svg:y="9.803cm">
          <draw:text-box>
            <text:p>POTS</text:p>
          </draw:text-box>
        </draw:frame>
        <draw:frame draw:style-name="gr43" draw:text-style-name="P10" draw:layer="layout" svg:width="0.8cm" svg:height="0.56cm" svg:x="19.6cm" svg:y="7.8cm">
          <draw:text-box>
            <text:p text:style-name="P9"><text:span text:style-name="T1">10</text:span></text:p>
          </draw:text-box>
        </draw:frame>
        <draw:frame draw:style-name="gr43" draw:text-style-name="P10" draw:layer="layout" svg:width="0.8cm" svg:height="0.56cm" svg:x="19.6cm" svg:y="9.44cm">
          <draw:text-box>
            <text:p text:style-name="P9"><text:span text:style-name="T1">1</text:span></text:p>
          </draw:text-box>
        </draw:frame>
        <draw:frame draw:style-name="gr43" draw:text-style-name="P10" draw:layer="layout" svg:width="0.8cm" svg:height="0.56cm" svg:x="19.4cm" svg:y="11.04cm">
          <draw:text-box>
            <text:p text:style-name="P9"><text:span text:style-name="T1">0</text:span></text:p>
          </draw:text-box>
        </draw:frame>
        <draw:frame draw:style-name="gr43" draw:text-style-name="P10" draw:layer="layout" svg:width="0.8cm" svg:height="0.56cm" svg:x="19.468cm" svg:y="12.456cm">
          <draw:text-box>
            <text:p text:style-name="P9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8T11:42:31.525859477</meta:creation-date>
    <dc:date>2020-12-09T12:15:11.207921225</dc:date>
    <meta:editing-duration>PT2H17M4S</meta:editing-duration>
    <meta:editing-cycles>19</meta:editing-cycles>
    <meta:generator>LibreOffice/6.4.6.2$Linux_X86_64 LibreOffice_project/40$Build-2</meta:generator>
    <meta:print-date>2020-11-10T14:16:00.047899201</meta:print-date>
    <meta:document-statistic meta:object-count="453"/>
  </office:meta>
</office:document-meta>
</file>